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database if exists gamedb; </text:p>
      <text:p text:style-name="Standard">create database if not exists gamedb;</text:p>
      <text:p text:style-name="Standard"/>
      <text:p text:style-name="Standard">use gamedb;</text:p>
      <text:p text:style-name="Standard"/>
      <text:p text:style-name="Standard">drop table if exists players;</text:p>
      <text:p text:style-name="Standard">create table players (</text:p>
      <text:p text:style-name="Standard"><text:s text:c="3"/>PID <text:s/>int(5) NOT NULL AUTO_INCREMENT,</text:p>
      <text:p text:style-name="Standard"><text:s text:c="3"/>LastName <text:s/>varchar(20),</text:p>
      <text:p text:style-name="Standard"><text:s text:c="3"/>FirstName varchar(20),</text:p>
      <text:p text:style-name="Standard"><text:s text:c="3"/>Username varchar(20) NOT NULL UNIQUE,</text:p>
      <text:p text:style-name="Standard"><text:s text:c="3"/>Password varchar(20) NOT NULL,</text:p>
      <text:p text:style-name="Standard"><text:s text:c="3"/>primary key (PID)</text:p>
      <text:p text:style-name="Standard">);</text:p>
      <text:p text:style-name="Standard">drop table if exists races;</text:p>
      <text:p text:style-name="Standard">create table races(</text:p>
      <text:p text:style-name="Standard">RID int(3) NOT NULL AUTO_INCREMENT,</text:p>
      <text:p text:style-name="Standard">RaceName varchar(20) NOT NULL UNIQUE,</text:p>
      <text:p text:style-name="Standard">RaceDescription varchar(400),</text:p>
      <text:p text:style-name="Standard">primary key (RID)</text:p>
      <text:p text:style-name="Standard">);</text:p>
      <text:p text:style-name="Standard"/>
      <text:p text:style-name="Standard">drop table if exists characters;</text:p>
      <text:p text:style-name="Standard">create table characters (</text:p>
      <text:p text:style-name="Standard"><text:s text:c="3"/>CID <text:s/>int(5) NOT NULL AUTO_INCREMENT,</text:p>
      <text:p text:style-name="Standard"><text:s text:c="3"/>CharacterName <text:s/>varchar(20) NOT NULL UNIQUE,</text:p>
      <text:p text:style-name="Standard"><text:s text:c="3"/>CharacterLevel int(4),</text:p>
      <text:p text:style-name="Standard"><text:s text:c="3"/>search_RID int(3),</text:p>
      <text:p text:style-name="Standard"><text:s text:c="3"/>Foreign Key (search_RID) </text:p>
      <text:p text:style-name="Standard"><text:tab/>References races(RID),</text:p>
      <text:p text:style-name="Standard"><text:s text:c="3"/>primary key (CID)</text:p>
      <text:p text:style-name="Standard">);</text:p>
      <text:p text:style-name="Standard"/>
      <text:p text:style-name="Standard">drop table if exists playerownscharacters;</text:p>
      <text:p text:style-name="Standard">create table playerownscharacters (</text:p>
      <text:p text:style-name="Standard"><text:tab/>search_PID <text:s/>int(10) NOT NULL,</text:p>
      <text:p text:style-name="Standard"><text:tab/>search_CID int(5) NOT NULL,</text:p>
      <text:p text:style-name="Standard"><text:tab/>FOREIGN KEY (search_PID)</text:p>
      <text:p text:style-name="Standard"><text:tab/><text:tab/>REFERENCES players(PID),</text:p>
      <text:p text:style-name="Standard"><text:tab/>FOREIGN KEY (search_CID)</text:p>
      <text:p text:style-name="Standard"><text:tab/><text:tab/>REFERENCES characters(CID)</text:p>
      <text:p text:style-name="Standard">);</text:p>
      <text:p text:style-name="Standard"/>
      <text:p text:style-name="Standard">drop table if exists inventorys;</text:p>
      <text:p text:style-name="Standard">create table inventorys (</text:p>
      <text:p text:style-name="Standard"><text:s text:c="3"/>INID int(10) NOT NULL AUTO_INCREMENT,</text:p>
      <text:p text:style-name="Standard"><text:s text:c="3"/>InventoryName varchar(20) NOT NULL, <text:s text:c="2"/></text:p>
      <text:p text:style-name="Standard"><text:s text:c="3"/>InventoryMoney float,</text:p>
      <text:p text:style-name="Standard">primary key (INID)</text:p>
      <text:p text:style-name="Standard">);</text:p>
      <text:p text:style-name="Standard"/>
      <text:p text:style-name="Standard">drop table if exists inventoryowner;</text:p>
      <text:p text:style-name="Standard"><text:soft-page-break/>create table inventoryowner(</text:p>
      <text:p text:style-name="Standard">s_CID int(5),</text:p>
      <text:p text:style-name="Standard">s_INID int(10),</text:p>
      <text:p text:style-name="Standard">Foreign Key (s_CID)</text:p>
      <text:p text:style-name="Standard"><text:s text:c="3"/>References characters(CID),</text:p>
      <text:p text:style-name="Standard">Foreign Key (s_INID)</text:p>
      <text:p text:style-name="Standard"><text:s text:c="3"/>References inventorys(INID)</text:p>
      <text:p text:style-name="Standard">);</text:p>
      <text:p text:style-name="Standard"/>
      <text:p text:style-name="Standard">drop table if exists items;</text:p>
      <text:p text:style-name="Standard">create table items (</text:p>
      <text:p text:style-name="Standard"><text:s text:c="3"/>ITID <text:s/>int(5) NOT NULL AUTO_INCREMENT,</text:p>
      <text:p text:style-name="Standard"><text:s text:c="3"/>ItemName <text:s/>varchar(20) NOT NULL,</text:p>
      <text:p text:style-name="Standard"><text:s text:c="3"/>ItemPrice float NOT NULL,</text:p>
      <text:p text:style-name="Standard"><text:s text:c="3"/>primary key (ITID)</text:p>
      <text:p text:style-name="Standard">);</text:p>
      <text:p text:style-name="Standard"/>
      <text:p text:style-name="Standard">drop table if exists InventoryHasItems;</text:p>
      <text:p text:style-name="Standard">CREATE TABLE InventoryHasItems (</text:p>
      <text:p text:style-name="Standard"><text:s text:c="4"/>search_INID <text:s/>int(10),</text:p>
      <text:p text:style-name="Standard"><text:s text:c="2"/>search_ITID int(5),</text:p>
      <text:p text:style-name="Standard"><text:s text:c="2"/>itemammount int(5),</text:p>
      <text:p text:style-name="Standard"><text:tab/>FOREIGN KEY (search_INID)</text:p>
      <text:p text:style-name="Standard"><text:tab/><text:tab/>REFERENCES inventorys(INID),</text:p>
      <text:p text:style-name="Standard"><text:tab/>FOREIGN KEY (search_ITID)</text:p>
      <text:p text:style-name="Standard"><text:tab/><text:tab/>REFERENCES items(ITID)</text:p>
      <text:p text:style-name="Standard">);</text:p>
      <text:p text:style-name="Standard"/>
      <text:p text:style-name="Standard">insert into races(RaceName ,RaceDescription ) values ('Ork', 'corrupted elves created by sauron,s master');</text:p>
      <text:p text:style-name="Standard">insert into races(RaceName ,RaceDescription ) values ('Elf', 'the second race after the numenorians');</text:p>
      <text:p text:style-name="Standard">insert into races(RaceName ,RaceDescription ) values ('Human', 'the last race to be created');</text:p>
      <text:p text:style-name="Standard">insert into items(ItemName ,ItemPrice ) values ('Bread', 2.5);</text:p>
      <text:p text:style-name="Standard">insert into items(ItemName ,ItemPrice ) values ('Water', 3.0);</text:p>
      <text:p text:style-name="Standard">insert into items(ItemName ,ItemPrice ) values ('Fruit', 1.5);</text:p>
      <text:p text:style-name="Standard"/>
      <text:p text:style-name="Standard"/>
      <text:p text:style-name="Standard">select * from races;</text:p>
      <text:p text:style-name="Standard">select * from items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2H5M31S</meta:editing-duration>
    <meta:editing-cycles>20</meta:editing-cycles>
    <meta:generator>OpenOffice/4.1.1$Win32 OpenOffice.org_project/411m6$Build-9775</meta:generator>
    <dc:date>2015-12-14T20:01:27.50</dc:date>
    <dc:creator>Mikhail Zharov</dc:creator>
    <meta:document-statistic meta:table-count="0" meta:image-count="0" meta:object-count="0" meta:page-count="2" meta:paragraph-count="79" meta:word-count="298" meta:character-count="2305"/>
    <meta:user-defined meta:name="Info 1"/>
    <meta:user-defined meta:name="Info 2"/>
    <meta:user-defined meta:name="Info 3"/>
    <meta:user-defined meta:name="Info 4"/>
  </office:meta>
</office:document-meta>
</file>